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ersionMatcher.AbstractVersionM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tcher.needModuleDescriptor( ModuleRevisionId askedMrid , ModuleRevisionId foun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tcher.accept( ModuleRevisionId askedMrid , ModuleDescriptor found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tcher.setSettings( Ivy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ersionMatcher.AbstractVers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VersionMatch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tcher.compare( ModuleRevisionId askedMrid , ModuleRevisionId foundMrid , Comparator static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tch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tcher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